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ff" draw:textarea-horizontal-align="justify" draw:textarea-vertical-align="middle" draw:auto-grow-height="false" fo:min-height="2.036cm" fo:min-width="7.501cm"/>
    </style:style>
    <style:style style:name="gr2" style:family="graphic" style:parent-style-name="standard">
      <style:graphic-properties draw:fill-color="#99ffff" draw:textarea-horizontal-align="justify" draw:textarea-vertical-align="middle" draw:auto-grow-height="false" fo:min-height="2.036cm" fo:min-width="7.5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ffff"/>
      <style:paragraph-properties fo:text-align="center"/>
      <style:text-properties fo:font-weight="bold"/>
    </style:style>
    <style:style style:name="P3" style:family="paragraph">
      <loext:graphic-properties draw:fill-color="#99ffff"/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  <style:text-properties fo:text-shadow="1pt 1pt" fo:font-weight="bold"/>
    </style:style>
    <style:style style:name="P5" style:family="paragraph">
      <loext:graphic-properties draw:fill="none"/>
      <style:paragraph-properties fo:text-align="center"/>
      <style:text-properties fo:font-size="18pt" fo:text-shadow="1pt 1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001cm" svg:height="2.286cm" svg:x="5.872cm" svg:y="3.976cm">
          <text:p text:style-name="P1"><text:span text:style-name="T1">shck-Client CP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8.001cm" svg:height="2.286cm" svg:x="16.159cm" svg:y="3.976cm">
          <text:p text:style-name="P1"><text:span text:style-name="T1">shck-Server CP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8.001cm" svg:height="2.286cm" svg:x="5.871cm" svg:y="8.376cm">
          <text:p text:style-name="P1"><text:span text:style-name="T1">shck-Client R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8.001cm" svg:height="2.286cm" svg:x="16.158cm" svg:y="8.376cm">
          <text:p text:style-name="P1"><text:span text:style-name="T1">shck-Server 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001cm" svg:height="2.286cm" svg:x="5.871cm" svg:y="12.676cm">
          <text:p text:style-name="P1"><text:span text:style-name="T1">shck-Client T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8.001cm" svg:height="2.286cm" svg:x="16.158cm" svg:y="12.676cm">
          <text:p text:style-name="P1"><text:span text:style-name="T1">shck-Server 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draw:line-skew="-4.526cm" svg:x1="5.872cm" svg:y1="5.119cm" svg:x2="5.871cm" svg:y2="13.819cm" draw:start-shape="id1" draw:start-glue-point="3" draw:end-shape="id2" draw:end-glue-point="3" svg:d="M5872 5119c-7543 0-7543 8700-1 8700" svg:viewBox="0 0 5658 8701">
          <text:p text:style-name="P1"><text:span text:style-name="T1">1. Send TCP load</text:span></text:p>
        </draw:connector>
        <draw:connector draw:style-name="gr4" draw:text-style-name="P5" draw:layer="layout" draw:type="curve" svg:x1="13.872cm" svg:y1="13.819cm" svg:x2="16.158cm" svg:y2="9.519cm" draw:start-shape="id2" draw:start-glue-point="1" draw:end-shape="id3" draw:end-glue-point="3" svg:d="M13872 13819c1713 0 570-4300 2286-4300" svg:viewBox="0 0 2287 4301">
          <text:p text:style-name="P1"><text:span text:style-name="T1">2. / 5. Transmit data</text:span></text:p>
        </draw:connector>
        <draw:connector draw:style-name="gr3" draw:text-style-name="P4" draw:layer="layout" draw:type="curve" svg:x1="20.158cm" svg:y1="8.376cm" svg:x2="20.159cm" svg:y2="6.262cm" draw:start-shape="id3" draw:start-glue-point="0" draw:end-shape="id4" svg:d="M20158 8376c0-1585 1-529 1-2114" svg:viewBox="0 0 2 2115">
          <text:p text:style-name="P1"><text:span text:style-name="T1">3. Receive TCP load <text:s/></text:span></text:p>
        </draw:connector>
        <draw:connector draw:style-name="gr3" draw:text-style-name="P4" draw:layer="layout" draw:type="curve" draw:line-skew="4.274cm" svg:x1="24.16cm" svg:y1="5.119cm" svg:x2="24.159cm" svg:y2="13.819cm" draw:start-shape="id4" draw:start-glue-point="1" draw:end-shape="id5" draw:end-glue-point="1" svg:d="M24160 5119c7161 0 7161 8700-1 8700" svg:viewBox="0 0 5373 8701">
          <text:p text:style-name="P1"><text:span text:style-name="T1">4. Send TCP-ACK</text:span></text:p>
        </draw:connector>
        <draw:connector draw:style-name="gr5" draw:text-style-name="P6" draw:layer="layout" draw:type="curve" svg:x1="16.158cm" svg:y1="13.819cm" svg:x2="13.872cm" svg:y2="9.519cm" draw:start-shape="id5" draw:start-glue-point="3" draw:end-shape="id6" svg:d="M16158 13819c-1716 0-573-4300-2286-4300" svg:viewBox="0 0 2287 4301">
          <text:p/>
        </draw:connector>
        <draw:connector draw:style-name="gr3" draw:text-style-name="P4" draw:layer="layout" draw:type="curve" svg:x1="9.871cm" svg:y1="8.376cm" svg:x2="9.872cm" svg:y2="6.262cm" draw:start-shape="id6" draw:start-glue-point="0" draw:end-shape="id1" draw:end-glue-point="2" svg:d="M9871 8376c0-1585 1-529 1-2114" svg:viewBox="0 0 2 2115">
          <text:p text:style-name="P1"><text:span text:style-name="T1">6. Receive TCP-ACK 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3:28:25.053891335</meta:creation-date>
    <dc:date>2015-05-27T13:57:38.912430075</dc:date>
    <meta:editing-duration>PT24M11S</meta:editing-duration>
    <meta:editing-cycles>11</meta:editing-cycles>
    <meta:generator>LibreOffice/4.4.3.2$Linux_X86_64 LibreOffice_project/40m0$Build-2</meta:generator>
    <meta:document-statistic meta:object-count="12"/>
  </office:meta>
</office:document-meta>
</file>